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2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iteratur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Book Name / Paper 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Chapters</text:p>
          </table:table-cell>
          <table:table-cell table:style-name="ce1"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ESLII_print10.pdf</text:p>
          </table:table-cell>
          <table:table-cell office:value-type="string" calcext:value-type="string">
            <text:p>The Elements of Statistical Learning</text:p>
          </table:table-cell>
          <table:table-cell office:value-type="string" calcext:value-type="string">
            <text:p>Hastie, Tibshirani, Friedman</text:p>
          </table:table-cell>
          <table:table-cell office:value-type="string" calcext:value-type="string">
            <text:p>Kapitel 3, 14</text:p>
          </table:table-cell>
          <table:table-cell office:value-type="string" calcext:value-type="string">
            <text:p>Variable Selection and Shrinkage, best subset, LASSO, Ridge, PCA formulations, Sparse P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.00.0000</text:date>, <text:time style:data-style-name="N2" text:time-value="11:30:59.3523792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12:27.174493529</meta:creation-date>
    <dc:date>2019-09-26T16:32:45.589083749</dc:date>
    <meta:editing-duration>PT4H53M6S</meta:editing-duration>
    <meta:editing-cycles>4</meta:editing-cycles>
    <meta:generator>LibreOffice/5.3.6.1$Linux_X86_64 LibreOffice_project/30$Build-1</meta:generator>
    <meta:document-statistic meta:table-count="1" meta:cell-count="11" meta:object-count="0"/>
  </office:meta>
</office:document-meta>
</file>